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UNT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.76" calcext:value-type="float">
            <text:p>9.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.1" calcext:value-type="float">
            <text:p>1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.86" calcext:value-type="float">
            <text:p>15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.76" calcext:value-type="float">
            <text:p>17.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.52" calcext:value-type="float">
            <text:p>19.52</text:p>
          </table:table-cell>
          <table:table-cell office:value-type="float" office:value="12.75" calcext:value-type="float">
            <text:p>12.75</text:p>
          </table:table-cell>
          <table:table-cell table:formula="of:=[.D13]-[.C13]" office:value-type="float" office:value="-6.77" calcext:value-type="float">
            <text:p>-6.7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1.83" calcext:value-type="float">
            <text:p>21.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.91" calcext:value-type="float">
            <text:p>22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.19" calcext:value-type="float">
            <text:p>23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3.46" calcext:value-type="float">
            <text:p>23.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.2" calcext:value-type="float">
            <text:p>2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.68" calcext:value-type="float">
            <text:p>24.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4.81" calcext:value-type="float">
            <text:p>24.81</text:p>
          </table:table-cell>
          <table:table-cell office:value-type="float" office:value="24" calcext:value-type="float">
            <text:p>24</text:p>
          </table:table-cell>
          <table:table-cell table:formula="of:=[.D20]-[.C20]" office:value-type="float" office:value="-0.809999999999999" calcext:value-type="float">
            <text:p>-0.8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5.49" calcext:value-type="float">
            <text:p>25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.76" calcext:value-type="float">
            <text:p>25.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6.03" calcext:value-type="float">
            <text:p>26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6.17" calcext:value-type="float">
            <text:p>26.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7.12" calcext:value-type="float">
            <text:p>27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.66" calcext:value-type="float">
            <text:p>27.66</text:p>
          </table:table-cell>
          <table:table-cell office:value-type="float" office:value="20" calcext:value-type="float">
            <text:p>20</text:p>
          </table:table-cell>
          <table:table-cell table:formula="of:=[.D26]-[.C26]" office:value-type="float" office:value="-7.66" calcext:value-type="float">
            <text:p>-7.66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OUNTED</text:p>
          </table:table-cell>
          <table:table-cell/>
        </table:table-row>
        <table:table-row table:style-name="ro1">
          <table:table-cell office:value-type="string" calcext:value-type="string">
            <text:p>actual_rpm</text:p>
          </table:table-cell>
          <table:table-cell office:value-type="float" office:value="10" calcext:value-type="float">
            <text:p>10</text:p>
          </table:table-cell>
          <table:table-cell office:value-type="float" office:value="17.9" calcext:value-type="float">
            <text:p>17.9</text:p>
          </table:table-cell>
          <table:table-cell table:number-columns-repeated="2" office:value-type="float" office:value="12.75" calcext:value-type="float">
            <text:p>12.75</text:p>
          </table:table-cell>
        </table:table-row>
        <table:table-row table:style-name="ro1">
          <table:table-cell office:value-type="string" calcext:value-type="string">
            <text:p>encoder_rpm</text:p>
          </table:table-cell>
          <table:table-cell table:style-name="ce1" table:formula="of:=[.B36]*368.763" office:value-type="float" office:value="3687.63" calcext:value-type="float">
            <text:p>3687.63</text:p>
          </table:table-cell>
          <table:table-cell table:style-name="ce1" table:formula="of:=[.C36]*368.763" office:value-type="float" office:value="6600.8577" calcext:value-type="float">
            <text:p>6600.8577</text:p>
          </table:table-cell>
          <table:table-cell table:style-name="ce1" table:formula="of:=[.D36]*368.763" office:value-type="float" office:value="4701.72825" calcext:value-type="float">
            <text:p>4701.72825</text:p>
          </table:table-cell>
          <table:table-cell/>
        </table:table-row>
        <table:table-row table:style-name="ro1">
          <table:table-cell office:value-type="string" calcext:value-type="string">
            <text:p>triggers_pm</text:p>
          </table:table-cell>
          <table:table-cell table:formula="of:=[.B37]*12" office:value-type="float" office:value="44251.56" calcext:value-type="float">
            <text:p>44251.56</text:p>
          </table:table-cell>
          <table:table-cell table:formula="of:=[.C37]*12" office:value-type="float" office:value="79210.2924" calcext:value-type="float">
            <text:p>79210.2924</text:p>
          </table:table-cell>
          <table:table-cell table:formula="of:=[.D37]*12" office:value-type="float" office:value="56420.739" calcext:value-type="float">
            <text:p>56420.739</text:p>
          </table:table-cell>
          <table:table-cell/>
        </table:table-row>
        <table:table-row table:style-name="ro1">
          <table:table-cell office:value-type="string" calcext:value-type="string">
            <text:p>triggers_ps</text:p>
          </table:table-cell>
          <table:table-cell table:formula="of:=[.B38]/60" office:value-type="float" office:value="737.526" calcext:value-type="float">
            <text:p>737.526</text:p>
          </table:table-cell>
          <table:table-cell table:formula="of:=[.C38]/60" office:value-type="float" office:value="1320.17154" calcext:value-type="float">
            <text:p>1320.17154</text:p>
          </table:table-cell>
          <table:table-cell table:formula="of:=[.D38]/60" office:value-type="float" office:value="940.34565" calcext:value-type="float">
            <text:p>940.34565</text:p>
          </table:table-cell>
          <table:table-cell/>
        </table:table-row>
        <table:table-row table:style-name="ro1">
          <table:table-cell office:value-type="string" calcext:value-type="string">
            <text:p>A_count_p_ms</text:p>
          </table:table-cell>
          <table:table-cell table:formula="of:=[.B39]/10" office:value-type="float" office:value="73.7526" calcext:value-type="float">
            <text:p>73.7526</text:p>
          </table:table-cell>
          <table:table-cell table:formula="of:=[.C39]/10" office:value-type="float" office:value="132.017154" calcext:value-type="float">
            <text:p>132.017154</text:p>
          </table:table-cell>
          <table:table-cell table:formula="of:=[.D39]/10" office:value-type="float" office:value="94.034565" calcext:value-type="float">
            <text:p>94.034565</text:p>
          </table:table-cell>
          <table:table-cell table:style-name="ce1" table:formula="of:=(([.E36]*368.763)*12)/600" office:value-type="float" office:value="94.034565" calcext:value-type="float">
            <text:p>94.034565</text:p>
          </table:table-cell>
        </table:table-row>
        <table:table-row table:style-name="ro1">
          <table:table-cell/>
          <table:table-cell office:value-type="string" calcext:value-type="string">
            <text:p>^ we want</text:p>
          </table:table-cell>
          <table:table-cell office:value-type="string" calcext:value-type="string">
            <text:p>^we count</text:p>
          </table:table-cell>
          <table:table-cell office:value-type="string" calcext:value-type="string">
            <text:p>^ we see</text:p>
          </table:table-cell>
          <table:table-cell/>
        </table:table-row>
        <table:table-row table:style-name="ro1">
          <table:table-cell office:value-type="string" calcext:value-type="string">
            <text:p>^ this is the number of positions we should be counti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00/00/0000</text:date>, <text:time style:data-style-name="N2" text:time-value="10:16:13.168918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1:06:22.645993564</meta:creation-date>
    <dc:date>2019-11-19T12:57:24.089824098</dc:date>
    <meta:editing-duration>PT9M39S</meta:editing-duration>
    <meta:editing-cycles>3</meta:editing-cycles>
    <meta:generator>LibreOffice/5.1.6.2$Linux_X86_64 LibreOffice_project/10m0$Build-2</meta:generator>
    <meta:document-statistic meta:table-count="1" meta:cell-count="83" meta:object-count="0"/>
  </office:meta>
</office:document-meta>
</file>